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461cm"/>
    </style:style>
    <style:style style:name="co2" style:family="table-column">
      <style:table-column-properties fo:break-before="auto" style:column-width="3.88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opyr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 der json Datei</text:p>
          </table:table-cell>
          <table:table-cell office:value-type="string" calcext:value-type="string">
            <text:p>alle tilesets</text:p>
          </table:table-cell>
          <table:table-cell office:value-type="string" calcext:value-type="string">
            <text:p>map</text:p>
          </table:table-cell>
        </table:table-row>
        <table:table-row table:style-name="ro1">
          <table:table-cell office:value-type="string" calcext:value-type="string">
            <text:p>BO.json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U.json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G.json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ungeon.j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geon-DEV.j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geon_verlies1.j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geon_verlies2.j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geon_verlies3.j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geon_verlies4.j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geon_verlies5.j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.j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ng_zum_seze.j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G.j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.j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.j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al1.j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ion_minkorrekt.j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ion_seze.j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.j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.j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.jso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5T15:38:21.143812046</meta:creation-date>
    <dc:date>2021-12-25T15:48:11.430438913</dc:date>
    <meta:editing-duration>PT7M46S</meta:editing-duration>
    <meta:editing-cycles>4</meta:editing-cycles>
    <meta:generator>LibreOffice/6.4.7.2$Linux_X86_64 LibreOffice_project/40$Build-2</meta:generator>
    <meta:document-statistic meta:table-count="1" meta:cell-count="31" meta:object-count="0"/>
  </office:meta>
</office:document-meta>
</file>